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tectingFinalMethodsTest.shouldFailWithUnfinishedStubb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ithFinal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tectingFinalMethodsTest.shouldFailWithUnfinishedVerifi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